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ela1" style:family="table">
      <style:table-properties style:width="10.583cm" table:align="left"/>
    </style:style>
    <style:style style:name="Tabela1.A" style:family="table-column">
      <style:table-column-properties style:column-width="1.529cm"/>
    </style:style>
    <style:style style:name="Tabela1.B" style:family="table-column">
      <style:table-column-properties style:column-width="4.766cm"/>
    </style:style>
    <style:style style:name="Tabela1.C" style:family="table-column">
      <style:table-column-properties style:column-width="4.288cm"/>
    </style:style>
    <style:style style:name="Tabela1.1" style:family="table-row">
      <style:table-row-properties fo:background-color="#0066cc">
        <style:background-image/>
      </style:table-row-properties>
    </style:style>
    <style:style style:name="Tabela1.A1" style:family="table-cell">
      <style:table-cell-properties style:vertical-align="middle" fo:padding="0.159cm" fo:border="none"/>
    </style:style>
    <style:style style:name="Tabela1.2" style:family="table-row">
      <style:table-row-properties fo:background-color="#f7f7f7">
        <style:background-image/>
      </style:table-row-properties>
    </style:style>
    <style:style style:name="Tabela2" style:family="table">
      <style:table-properties style:width="10.583cm" table:align="left"/>
    </style:style>
    <style:style style:name="Tabela2.A" style:family="table-column">
      <style:table-column-properties style:column-width="1.827cm"/>
    </style:style>
    <style:style style:name="Tabela2.B" style:family="table-column">
      <style:table-column-properties style:column-width="4.175cm"/>
    </style:style>
    <style:style style:name="Tabela2.C" style:family="table-column">
      <style:table-column-properties style:column-width="4.581cm"/>
    </style:style>
    <style:style style:name="Tabela2.1" style:family="table-row">
      <style:table-row-properties fo:background-color="#0066cc">
        <style:background-image/>
      </style:table-row-properties>
    </style:style>
    <style:style style:name="Tabela2.A1" style:family="table-cell">
      <style:table-cell-properties style:vertical-align="middle" fo:padding="0.159cm" fo:border="none"/>
    </style:style>
    <style:style style:name="Tabela2.2" style:family="table-row">
      <style:table-row-properties fo:background-color="#f7f7f7">
        <style:background-image/>
      </style:table-row-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top="0cm" fo:margin-bottom="0.499cm"/>
    </style:style>
    <style:style style:name="P3" style:family="paragraph" style:parent-style-name="Text_20_body">
      <style:text-properties fo:color="#0066cc"/>
    </style:style>
    <style:style style:name="P4" style:family="paragraph" style:parent-style-name="Text_20_body" style:list-style-name="L1"/>
    <style:style style:name="P5" style:family="paragraph" style:parent-style-name="Text_20_body">
      <style:text-properties fo:font-weight="bold"/>
    </style:style>
    <style:style style:name="P6" style:family="paragraph" style:parent-style-name="Text_20_body">
      <style:text-properties fo:color="#006699"/>
    </style:style>
    <style:style style:name="P7" style:family="paragraph" style:parent-style-name="Text_20_body" style:list-style-name="L1">
      <style:paragraph-properties fo:margin-top="0cm" fo:margin-bottom="0cm"/>
    </style:style>
    <style:style style:name="P8" style:family="paragraph" style:parent-style-name="Text_20_body" style:list-style-name="L1">
      <style:paragraph-properties fo:margin-top="0cm" fo:margin-bottom="0cm"/>
    </style:style>
    <style:style style:name="P9" style:family="paragraph" style:parent-style-name="Table_20_Contents">
      <style:paragraph-properties fo:margin-top="0cm" fo:margin-bottom="0.499cm"/>
    </style:style>
    <style:style style:name="T1" style:family="text">
      <style:text-properties fo:color="#6699cc" fo:font-size="12pt"/>
    </style:style>
    <style:style style:name="T2" style:family="text">
      <style:text-properties fo:color="#66990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weight-asian="bold"/>
    </style:style>
    <style:style style:name="T6" style:family="text">
      <style:text-properties style:font-weight-complex="bold"/>
    </style:style>
    <style:style style:name="T7" style:family="text">
      <style:text-properties fo:color="#006699"/>
    </style:style>
    <style:style style:name="T8" style:family="text">
      <style:text-properties fo:color="#006699" fo:font-size="12pt"/>
    </style:style>
    <style:style style:name="T9" style:family="text">
      <style:text-properties fo:font-style="italic" fo:font-weight="bold"/>
    </style:style>
    <style:style style:name="T10" style:family="text">
      <style:text-properties fo:color="#ffffff"/>
    </style:style>
    <style:style style:name="T11" style:family="text">
      <style:text-properties fo:color="#0066cc"/>
    </style:style>
    <style:style style:name="T12" style:family="text">
      <style:text-properties fo:color="#0066cc" fo:font-weight="bold"/>
    </style:style>
    <style:style style:name="T13" style:family="text">
      <style:text-properties fo:color="#0066cc" fo:font-size="14pt"/>
    </style:style>
    <style:style style:name="T14" style:family="text">
      <style:text-properties fo:color="#ff66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O Modelo Relacional de Dados - Parte 01 - </text:span>Júlio Battisti</text:p>
      <text:p text:style-name="Text_20_body"><text:span text:style-name="Strong_20_Emphasis">Introdução</text:span></text:p>
      <text:p text:style-name="Text_20_body">Objetivo: Em uma série de quatro artigos, apresentarei alguns conceitos básicos sobre Bancos de Dados, mais especificamente sobre o Modelo Relacional de Dados.</text:p>
      <text:p text:style-name="Text_20_body">Para a melhor utilização, ou seja, para uma utilização eficiente de bancos de dados como o Microsoft Access, SQL Server, ORACLE, DB2 ou qualquer outro banco de dados relacional, é importante o conhecimento e correto entendimento dos conceitos apresentados nesta série de artigos.Vou abordar os seguintes Conceitos:</text:p>
      <text:p text:style-name="Text_20_body"><text:span text:style-name="Strong_20_Emphasis"><text:span text:style-name="T1">.</text:span></text:span> Entidades e atributos <text:line-break/><text:span text:style-name="Strong_20_Emphasis"><text:span text:style-name="T1">.</text:span></text:span> Chave primária <text:line-break/><text:span text:style-name="Strong_20_Emphasis"><text:span text:style-name="T1">.</text:span></text:span> Relacionamentos entre entidades (tabelas) <text:line-break/><text:span text:style-name="Strong_20_Emphasis"><text:span text:style-name="T1">.</text:span></text:span> Integridade Referencial <text:line-break/><text:span text:style-name="Strong_20_Emphasis"><text:span text:style-name="T1">.</text:span></text:span> Normalização de tabelas <text:line-break/><text:span text:style-name="Strong_20_Emphasis"><text:span text:style-name="T1">.</text:span></text:span> Um Problema Proposto <text:line-break/><text:span text:style-name="Strong_20_Emphasis"><text:span text:style-name="T1">.</text:span></text:span> Arquitetura do Microsoft Access. </text:p>
      <text:p text:style-name="Text_20_body"><text:span text:style-name="Strong_20_Emphasis">Nota:</text:span> Os exemplos apresentados utilizarão telas do Microsoft Access. Porém os princípios básicos do modelo relacional aplicam-se a qualquer banco de dados baseado no modelo relacional de dados. Estes bancos de dados são algumas vezes denominados: SGBDR - Sistemas Gerenciadores de Banco de Dados Realacionais. <text:line-break/>Entidades e Atributos:</text:p>
      <text:p text:style-name="Text_20_body">Toda a Informação de um banco de dados relacional é armazenada em Tabelas, que na linguagem do modelo relaciona, também são chamadas de Entidades. Por exemplo, posso ter uma Tabela "Clientes", onde seriam armazenadas informações sobre os diversos clientes.</text:p>
      <text:p text:style-name="Text_20_body">Sobre cada um dos clientes podem ser armazenadas diversas informações tais como:</text:p>
      <text:p text:style-name="Text_20_body"><text:span text:style-name="Strong_20_Emphasis"><text:span text:style-name="T1">.</text:span></text:span>Nome <text:line-break/><text:span text:style-name="Strong_20_Emphasis"><text:span text:style-name="T1">.</text:span></text:span>RG <text:line-break/><text:span text:style-name="Strong_20_Emphasis"><text:span text:style-name="T1">.</text:span></text:span>CPF <text:line-break/><text:span text:style-name="Strong_20_Emphasis"><text:span text:style-name="T1">.</text:span></text:span>Rua <text:line-break/><text:span text:style-name="Strong_20_Emphasis"><text:span text:style-name="T1">.</text:span></text:span>Bairro <text:line-break/><text:span text:style-name="Strong_20_Emphasis"><text:span text:style-name="T1">.</text:span></text:span>Telefone <text:line-break/><text:span text:style-name="Strong_20_Emphasis"><text:span text:style-name="T1">.</text:span></text:span>CEP <text:line-break/><text:span text:style-name="Strong_20_Emphasis"><text:span text:style-name="T1">.</text:span></text:span>Data de Nascimento</text:p>
      <text:p text:style-name="Text_20_body">Essas diversas características de cada Cliente são os "<text:span text:style-name="T2">Atributos</text:span>" da entidade Cliente, também chamados de campos da tabela Cliente. </text:p>
      <text:p text:style-name="Text_20_body">"<text:span text:style-name="T2">O Conjunto de todos os Atributos de um cliente e os valores dos atributos é o que forma o Registro do Cliente</text:span>".</text:p>
      <text:p text:style-name="Text_20_body">Com isso temos uma Tabela que é constituída por um conjunto de Registros (uma linha completa com informações sobre o cliente) e cada Registro formado por um conjunto de atributos (Nome, Endereço, etc).</text:p>
      <text:p text:style-name="Text_20_body">Resumindo:</text:p>
      <text:p text:style-name="Text_20_body"><text:span text:style-name="Strong_20_Emphasis">Entidade ou Tabela</text:span>: Um conjunto de Registros. <text:line-break/><text:span text:style-name="Strong_20_Emphasis">Campos ou Atributos</text:span>: Características Individuais da tabela. </text:p>
      <text:p text:style-name="Text_20_body">Considere o Exemplo da figura abaixo, mostro uma tabela com cadastro de Clientes com osseus diversos Campos (atributos): </text:p>
      <text:p text:style-name="Text_20_body"><text:soft-page-break/><draw:frame draw:style-name="fr1" draw:name="figura1" text:anchor-type="as-char" svg:width="11.906cm" svg:height="6.006cm" draw:z-index="0"><draw:image xlink:href="../../1PostgreSQL_PAP/Projeto/AnaliseProjeto/BancosDados/O%20Modelo%20Relacional%20de%20Dados%20-%20Parte%2001_arquivos/01.gif" xlink:type="simple" xlink:show="embed" xlink:actuate="onLoad"/></draw:frame><text:line-break/><text:span text:style-name="T2">Figura 1: Tabela Cliente e seus Campos - CódigoDoCliente, NomeDaEmpresa e assim por diante</text:span> </text:p>
      <text:p text:style-name="Text_20_body">No exemplo da figura anterior temos entidade: "Clientes" e seus diversos atributos: "Código do Cliente", "Nome da Empresa", "Nome do Contato", "Cargo do Contato", "Endereço", etc. Em cada linha temos um conjunto de atributos e seus valores. Cada linha forma um Registro. Cada Coluna é um atributo da Tabela Clientes.</text:p>
      <text:p text:style-name="Text_20_body">Um dos grandes desafios em se projetar um Banco de Dados com sucesso é a correta Determinação das Entidades que existirão no Banco de Dados, bem como dos Atributos de Cada Entidade.</text:p>
      <text:p text:style-name="Text_20_body"><text:span text:style-name="Strong_20_Emphasis">Chave Primária</text:span></text:p>
      <text:p text:style-name="Text_20_body">Objetivo: Neste item falarei sobre o conceito de Chave Primária e a sua importância no Modelo Relacional de dados.</text:p>
      <text:p text:style-name="Text_20_body"><text:span text:style-name="Strong_20_Emphasis">Chave Primária</text:span></text:p>
      <text:p text:style-name="Text_20_body">O Conceito de "<text:span text:style-name="T2">Chave Primária</text:span>" é fundamental para o correto entendimento de como funciona um Banco de Dados baseado no modelo relacional. Vamos entender o que significa um campo ser a Chave Primária de uma Tabela e como tornar um Campo a Chave Primária de uma Tabela.</text:p>
      <text:p text:style-name="Text_20_body">"<text:span text:style-name="Emphasis">Ao Definirmos um Campo como sendo uma Chave Primária, estamos informando ao Microsoft Access que não podem existir dois registros com o mesmo valor no campo que é a Chave Primária, ou seja, os valores no campo Chave Primária precisam ser únicos</text:span>".</text:p>
      <text:p text:style-name="Text_20_body">Por exemplo, se defino um campo "Número da Identidade", da tabela Clientes, como sendo um campo do tipo Chave Primária, estou dizendo que não podem ser cadastrados dois clientes com o mesmo valor no campo "Número da Identidade". Na prática estou garantindo que não possam ser cadastrados dois clientes com o mesmo Número de Identidade".</text:p>
      <text:p text:style-name="Text_20_body">Em outras palavras poderíamos dizer que o Campo Chave Primária identifica de Maneira Única cada Registro de uma Tabela, isto é, de posse do valor da Chave Primária somente localizaremos um registro com aquele valor no campo Chave Primária. Outros exemplos de campos que podem ser definidos como chaves primária:</text:p>
      <text:p text:style-name="Text_20_body"><text:span text:style-name="Strong_20_Emphasis"><text:span text:style-name="T1">.</text:span></text:span> Campo CPF em uma tabela de cadastro de clientes. <text:line-break/><text:span text:style-name="Strong_20_Emphasis"><text:span text:style-name="T1">.</text:span></text:span> Campo CNPJ em uma tabela de cadastro de fornecedores. <text:line-break/><text:span text:style-name="Strong_20_Emphasis"><text:span text:style-name="T1">.</text:span></text:span> Matrícula do aluno em uma tabela de cadastro de alunos. <text:line-break/><text:span text:style-name="Strong_20_Emphasis"><text:span text:style-name="T1">.</text:span></text:span> Código da Peça em uma tabela de cadastro de peças. <text:line-break/><text:span text:style-name="Strong_20_Emphasis"><text:span text:style-name="T1">.</text:span></text:span> Matrícula do funcionário em uma tabela de cadastro de funcionários. <text:line-break/><text:span text:style-name="Strong_20_Emphasis"><text:span text:style-name="T1">. </text:span></text:span>Número do pedido em uma tabela de cadastro de pedidos </text:p>
      <text:p text:style-name="Text_20_body">Este é um conceito muito importante, pois conforme veremos mais adiante os conceitos de Integridade Referencial e Normalização estão diretamente ligados ao conceito de Chave Primária. </text:p>
      <text:p text:style-name="Text_20_body">Na próxima figura apresento um exemplo da tabela Cliente onde o Campo "Código do Cliente" é definido como uma Chave Primária. Observe que não existem dois clientes com o Mesmo Código. </text:p>
      <text:p text:style-name="Text_20_body"><text:soft-page-break/><draw:frame draw:style-name="fr1" draw:name="figura2" text:anchor-type="as-char" svg:width="11.906cm" svg:height="6.376cm" draw:z-index="1"><draw:image xlink:href="../../1PostgreSQL_PAP/Projeto/AnaliseProjeto/BancosDados/O%20Modelo%20Relacional%20de%20Dados%20-%20Parte%2001_arquivos/02.gif" xlink:type="simple" xlink:show="embed" xlink:actuate="onLoad"/></draw:frame><text:line-break/><text:span text:style-name="T2">Figura 2: Campo "Código do Cliente" definido como Chave Primária.</text:span> </text:p>
      <text:p text:style-name="Text_20_body">Após ter definido um campo como sendo a Chave Primária da tabela, o próprio banco de dados (quer seja Access, SQL Server, ORACLE ou qualquer outro), garante que não sejam inseridos dados duplicados no campo que é a chave primária. </text:p>
      <text:p text:style-name="Text_20_body">Por exemplo, se o usuário tentar cadastrar um pedido com o mesmo número de um pedido já existente, o registro não será cadastrado e uma mensagem de erro será emitida.</text:p>
      <text:p text:style-name="Text_20_body">Um último detalhe importante para lembrarmos é que a Chave Primária pode ser formada pela combinação de Mais de Um Campo. Podem existir casos em que um único campo não é capaz de atuar como chave primária, pelo fato deste apresentar valores repetidos. Nestes casos podemos definir uma combinação de 2 ou mais campos para ser a nossa chave primária.</text:p>
      <text:p text:style-name="Text_20_body">Além disso, uma tabela somente pode ter uma Chave Primária, seja ela simples ou composta. Ou seja, não posse definir dois ou mais campos de uma tabela para serem cada um, uma chave primária separada. Não confundir com o caso de uma chave primária composta, onde a união de dois ou mais campos é que forma a única chave primária da tabela. Ou seja, cada tabela pode ter uma única chave primária.</text:p>
      <text:p text:style-name="Text_20_body"><text:span text:style-name="Strong_20_Emphasis">Conclusão</text:span></text:p>
      <text:p text:style-name="Text_20_body">Nesta primeiro artigo da série, você aprendeu sobre os conceitos de entidades (tabelas), atributos (campos) e registros. Estes são os elementos básicos do modelo relacional de dados. Em seguida falei sobre o conceito de Chave Primária. Falei sobre as características do campo chave primária e da possiblidade de existir uma chave primária composta por dois ou mais campos. No próximo artigo da séria você aprenderá sobre "Relacionamentos entre Tabelas".</text:p>
      <text:p text:style-name="Standard"/>
      <text:h text:style-name="Heading_20_2" text:outline-level="2" text:is-list-header="true">O Modelo Relacional de Dados – Parte 02</text:h>
      <text:section text:style-name="Sect1" text:name="strConteudo">
        <text:p text:style-name="Text_20_body"><text:span text:style-name="T3">Introdução</text:span> </text:p>
        <text:p text:style-name="Text_20_body">Na primeira parte deste artigo falei sobre Entidades (tabelas), Atributos (campos) e sobre o conceito de Chave Primária. Nesta segunda parte vou abordar os seguintes tópicos: </text:p>
        <text:p text:style-name="Text_20_body"><text:span text:style-name="Strong_20_Emphasis"><text:span text:style-name="T8">. </text:span></text:span>Relacionamentos entre entidades (tabelas) - conceito <text:line-break/><text:span text:style-name="Strong_20_Emphasis"><text:span text:style-name="T8">. </text:span></text:span>Relacionamentos entre entidades (tabelas) - tipos </text:p>
        <text:p text:style-name="Text_20_body"><text:span text:style-name="T3">Nota:</text:span> Os exemplos apresentados utilizarão telas do Microsoft Access e o arquivo de exemplos Northwind.mdb, o qual é instalado juntamente com o Microsoft Access. Este arquivo está disponível, por padrão, no seguinte caminho: </text:p>
        <text:p text:style-name="P3">C:\Arquivos de programas\Microsoft Office\Office\Samples </text:p>
        <text:p text:style-name="Text_20_body"><text:soft-page-break/>Porém os princípios básicos do modelo relacional aplicam-se a qualquer banco de dados baseado no modelo relacional de dados. Estes bancos de dados são algumas vezes denominados: SGBDR - Sistemas Gerenciadores de Banco de Dados Relacionais. </text:p>
        <text:p text:style-name="Text_20_body"><text:span text:style-name="T3">Relacionamentos entre Tabelas</text:span> </text:p>
        <text:p text:style-name="Text_20_body">Neste item vou apresentar o conceito de relacionamento entre tabelas, este um conceito fundamental para o Modelo Relacional de Dados. Também falarei sobre os diferentes tipos de relacionamentos existentes. Serão apresentados exemplos práticos. </text:p>
        <text:p text:style-name="Text_20_body">Conforme descrito na Parte I, um banco de dados é composto por diversas tabelas, como por exemplo: Clientes, Produtos, Pedidos, Detalhes do Pedido, etc. Embora as informações estejam separadas em cada uma das Tabelas, na prática devem existir <text:span text:style-name="T9">relacionamentos</text:span> entre as tabelas. Por exemplo: Um Pedido é feito por um Cliente e neste Pedido podem existir diversos itens, itens que são gravados na tabela Detalhes do Pedido. Além disso cada Pedido possui um número único (Código do pedido), mas um mesmo Cliente pode fazer diversos pedidos e assim por diante. </text:p>
        <text:p text:style-name="Text_20_body">Em um banco de dados, precisamos de alguma maneira para representar estes relacionamentos da vida Real, em termos das tabelas e de seus atributos. Isto é possível com a utilização de "Relacionamentos entre tabelas", os quais podem ser de três tipos: </text:p>
        <text:p text:style-name="Text_20_body"><text:span text:style-name="Strong_20_Emphasis"><text:span text:style-name="T8">. </text:span></text:span>Um para Um <text:line-break/><text:span text:style-name="Strong_20_Emphasis"><text:span text:style-name="T8">. </text:span></text:span>Um para Vários <text:line-break/><text:span text:style-name="Strong_20_Emphasis"><text:span text:style-name="T8">. </text:span></text:span>Vários para Vários </text:p>
        <text:p text:style-name="Text_20_body"><text:span text:style-name="T3">Relacionamento do Tipo Um para Um:</text:span> </text:p>
        <text:p text:style-name="Text_20_body">Esta relação existe quando os campos que se relacionam são ambos do tipo Chave Primária, em suas respectivas tabelas. Cada um dos campos não apresenta valores repetidos. Na prática existem poucas situações onde utilizaremos um relacionamento deste tipo. Um exemplo poderia ser o seguinte: Imagine uma escola com um Cadastro de Alunos na tabela Alunos, destes apenas uma pequena parte participa da Banda da Escola. Por questões de projeto do Banco de Dados, podemos criar uma Segunda Tabela "Alunos da Banda", a qual se relaciona com a tabela Alunos através de um relacionamento do tipo Um para Um. Cada aluno somente é cadastrada uma vez na Tabela Alunos e uma única vez na tabela Alunos da Banda. Poderíamos utilizar o Campo Matrícula do Aluno como o Campo que relaciona as duas Tabelas. </text:p>
        <text:p text:style-name="Text_20_body"><text:span text:style-name="T3">Importante:</text:span> O campo que relaciona duas tabelas deve fazer parte, ter sido definido, na estrutura das duas tabelas. </text:p>
        <text:p text:style-name="Text_20_body">Na tabela Alunos da Banda poderíamos colocar apenas o Número da Matrícula do aluno, além das informações a respeito do Instrumento que ele toca, tempo de banda, etc. Quando fosse necessário buscar as informações tais como nome, endereço, etc, estas podem ser recuperadas através do relacionamento existente entre as duas tabelas, evitando, com isso, que a mesma informação (Nome, Endereço, etc) tenha que ser duplicada nas duas tabelas, inclusive aumentando a probabilidade de erros de digitação. </text:p>
        <text:p text:style-name="Text_20_body">Na Figura a seguir vemos o exemplo de um Relacionamento do tipo Um para Um entre as tabelas Alunos e Alunos da Banda. </text:p>
        <text:p text:style-name="Text_20_body"><draw:frame draw:style-name="fr1" draw:name="figura3" text:anchor-type="as-char" svg:width="10.398cm" svg:height="4.154cm" draw:z-index="2"><draw:image xlink:href="../O%20Modelo%20Relacional%20de%20Dados%20%E2%80%93%20Parte%2002_arquivos/mod_relacional_p2_1.jpg" xlink:type="simple" xlink:show="embed" xlink:actuate="onLoad"/></draw:frame><text:line-break/><text:soft-page-break/><text:span text:style-name="T2">Figura 1: Relacionamento Um para Um entre as Tabelas Alunos e Alunos da Banda</text:span> </text:p>
        <text:p text:style-name="Text_20_body">Com a criação deste relacionamento estamos evitando a repetição desnecessária de informações em diferentes tabelas. </text:p>
        <text:p text:style-name="Text_20_body"><text:span text:style-name="T3">Relacionamento do Tipo Um para Vários:</text:span> </text:p>
        <text:p text:style-name="Text_20_body">Este é, com certeza, o tipo de relacionamento mais comum entre duas tabelas. Uma das tabelas (o lado <text:span text:style-name="Strong_20_Emphasis">um</text:span> do relacionamento) possui um campo que é a <text:span text:style-name="Strong_20_Emphasis">Chave Primária</text:span> e a outra tabela (o lado <text:span text:style-name="Strong_20_Emphasis">vários</text:span>) se relaciona através de um campo cujos valores relacionados <text:span text:style-name="Strong_20_Emphasis">podem se repetir várias vezes</text:span>. </text:p>
        <text:p text:style-name="Text_20_body">Considere o exemplo entre a tabela Clientes e Pedidos. Cada Cliente somente é cadastrado uma única vez na tabela de Clientes (por isso o campo Código do Cliente, na tabela Clientes, é uma chave primária, indicando que não podem ser cadastrados dois clientes com o mesmo código), portanto a tabela Clientes será o lado um do relacionamento. Ao mesmo tempo cada cliente pode fazer diversos pedidos, por isso que o mesmo Código de Cliente poderá aparecer várias vezes na tabela Pedidos: <text:span text:style-name="T3">tantas vezes quantos forem os pedidos que o Cliente tiver feito</text:span>. Por isso que temos um relacionamento do tipo Um para Vários entre a tabela Clientes e Pedidos, através do campo Código do Cliente, indicando que <text:span text:style-name="T3">um mesmo Cliente pode realizar diversos (vários) pedidos</text:span>. </text:p>
        <text:p text:style-name="Text_20_body">Na próxima figura vemos um exemplo de um Relacionamento <text:span text:style-name="T3">Um para Vários</text:span> entre as Tabelas Clientes e Pedidos do banco de dados Pedidos.mdb, através do campo código do cliente: </text:p>
        <text:p text:style-name="Text_20_body"><draw:frame draw:style-name="fr1" draw:name="figura4" text:anchor-type="as-char" svg:width="11.509cm" svg:height="6.456cm" draw:z-index="3"><draw:image xlink:href="../O%20Modelo%20Relacional%20de%20Dados%20%E2%80%93%20Parte%2002_arquivos/mod_relacional_p2_2.jpg" xlink:type="simple" xlink:show="embed" xlink:actuate="onLoad"/></draw:frame><text:line-break/><text:span text:style-name="T2">Figura 2: Relacionamento Um para Vários entre as Tabelas Clientes e Pedidos</text:span> </text:p>
        <text:p text:style-name="Text_20_body">Observe que o lado Vários do relacionamento é representado pelo símbolo do infinito (¥). Esta é a representação utilizada no Microsoft Access. Diferentes representações poderão ser utilizadas por outros bancos de dados. </text:p>
        <text:p text:style-name="Text_20_body">No lado Um do relacionamento o campo é definido como uma Chave Primária (Campo CódigoDoCliente na tabela Clientes) e no lado Vários não (campo CódigoDoCliente na tabela Pedidos), indicando que no lado vários o Código do Cliente pode se repetir várias vezes, o que faz sentido, uma vez que um mesmo cliente pode fazer diversos pedidos. </text:p>
        <text:p text:style-name="Text_20_body"><text:span text:style-name="T3">Importante:</text:span> Observe que o campo que é o lado vários do relacionamento não pode ser definido como chave primária. Lembrando do conceito de Chave Primária, apresentado na Parte I: Chave Primária é o campo no qual não podem haver valores repetidos. Ora, se o campo está no lado "vários", significa que ele poderá ter o seu valor repetido em vários registros. Por exemplo, na tabela pedidos, poderá haver vários registros para o mesmo cliente. Se o campo terá que ter valores repetidos, então ele não pode ser definido como chave primária. </text:p>
        <text:p text:style-name="Text_20_body">No Banco de Dados NorthWind.mdb, Northwind.mdb, o qual é instalado juntamente com o Microsoft Access. Este arquivo está disponível, por padrão, no seguinte caminho: </text:p>
        <text:p text:style-name="P3"><text:soft-page-break/>C:\Arquivos de programas\Microsoft Office\Office\Samples </text:p>
        <text:p text:style-name="Text_20_body">Existem diversos outros exemplos de relacionamentos do tipo Um para Vários, conforme descrito na Próxima Tabela: </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9"><text:span text:style-name="Strong_20_Emphasis"><text:span text:style-name="T10">Tipo</text:span></text:span></text:p>
            </table:table-cell>
            <table:table-cell table:style-name="Tabela1.A1" office:value-type="string">
              <text:p text:style-name="P9"><text:span text:style-name="Strong_20_Emphasis"><text:span text:style-name="T10">Lado Um</text:span></text:span></text:p>
            </table:table-cell>
            <table:table-cell table:style-name="Tabela1.A1" office:value-type="string">
              <text:p text:style-name="P9"><text:span text:style-name="Strong_20_Emphasis"><text:span text:style-name="T10">Lado Vários</text:span></text:span></text:p>
            </table:table-cell>
          </table:table-row>
          <table:table-row table:style-name="Tabela1.2">
            <table:table-cell table:style-name="Tabela1.A1" office:value-type="string">
              <text:p text:style-name="P9">Um para Vários</text:p>
            </table:table-cell>
            <table:table-cell table:style-name="Tabela1.A1" office:value-type="string">
              <text:p text:style-name="P9">CódigoDoFornecedor na tabela <text:span text:style-name="T3">Fornecedores</text:span></text:p>
            </table:table-cell>
            <table:table-cell table:style-name="Tabela1.A1" office:value-type="string">
              <text:p text:style-name="P9">CódigoDoFornecedor na tabela<text:line-break/><text:span text:style-name="T3">Produtos</text:span></text:p>
            </table:table-cell>
          </table:table-row>
          <table:table-row table:style-name="Tabela1.2">
            <table:table-cell table:style-name="Tabela1.A1" office:value-type="string">
              <text:p text:style-name="P9">Um para Vários</text:p>
            </table:table-cell>
            <table:table-cell table:style-name="Tabela1.A1" office:value-type="string">
              <text:p text:style-name="P9">CódigoDaCategoria na tabela <text:span text:style-name="T3">Categorias</text:span></text:p>
            </table:table-cell>
            <table:table-cell table:style-name="Tabela1.A1" office:value-type="string">
              <text:p text:style-name="P9">CódigoDaCategoria na tabela <text:span text:style-name="T3">Produtos</text:span></text:p>
            </table:table-cell>
          </table:table-row>
          <table:table-row table:style-name="Tabela1.2">
            <table:table-cell table:style-name="Tabela1.A1" office:value-type="string">
              <text:p text:style-name="P9">Um para Vários</text:p>
            </table:table-cell>
            <table:table-cell table:style-name="Tabela1.A1" office:value-type="string">
              <text:p text:style-name="P9">CódigoDoProduto na tabela <text:span text:style-name="T3">Produtos</text:span></text:p>
            </table:table-cell>
            <table:table-cell table:style-name="Tabela1.A1" office:value-type="string">
              <text:p text:style-name="P9">CódigoDoProduto na tabela <text:span text:style-name="T3">Detalhes do Pedido</text:span></text:p>
            </table:table-cell>
          </table:table-row>
          <table:table-row table:style-name="Tabela1.2">
            <table:table-cell table:style-name="Tabela1.A1" office:value-type="string">
              <text:p text:style-name="P9">Um para Vários</text:p>
            </table:table-cell>
            <table:table-cell table:style-name="Tabela1.A1" office:value-type="string">
              <text:p text:style-name="P9">CódigoDoFuncionário na tabela <text:span text:style-name="T3">Funcionários </text:span></text:p>
            </table:table-cell>
            <table:table-cell table:style-name="Tabela1.A1" office:value-type="string">
              <text:p text:style-name="P9">CódigoDoFuncionário na tabela <text:span text:style-name="T3">Pedidos</text:span> </text:p>
            </table:table-cell>
          </table:table-row>
          <table:table-row table:style-name="Tabela1.2">
            <table:table-cell table:style-name="Tabela1.A1" office:value-type="string">
              <text:p text:style-name="P9">Um para Vários</text:p>
            </table:table-cell>
            <table:table-cell table:style-name="Tabela1.A1" office:value-type="string">
              <text:p text:style-name="P9">NúmeroDoPedido na tabela <text:span text:style-name="T3">Pedidos</text:span></text:p>
            </table:table-cell>
            <table:table-cell table:style-name="Tabela1.A1" office:value-type="string">
              <text:p text:style-name="P9">NúmeroDoPedido na tabela <text:span text:style-name="T3">Detalhes do Pedido</text:span></text:p>
            </table:table-cell>
          </table:table-row>
          <table:table-row table:style-name="Tabela1.2">
            <table:table-cell table:style-name="Tabela1.A1" office:value-type="string">
              <text:p text:style-name="P9">Um para Vários</text:p>
            </table:table-cell>
            <table:table-cell table:style-name="Tabela1.A1" office:value-type="string">
              <text:p text:style-name="P9">CódigoDaTransportadora na tabela <text:span text:style-name="T3">Transportadoras</text:span></text:p>
            </table:table-cell>
            <table:table-cell table:style-name="Tabela1.A1" office:value-type="string">
              <text:p text:style-name="P9">Via na tabela <text:span text:style-name="T3"><text:line-break/>Pedidos </text:span></text:p>
            </table:table-cell>
          </table:table-row>
          <table:table-row table:style-name="Tabela1.2">
            <table:table-cell table:style-name="Tabela1.A1" office:value-type="string">
              <text:p text:style-name="P9">Um para Vários</text:p>
            </table:table-cell>
            <table:table-cell table:style-name="Tabela1.A1" office:value-type="string">
              <text:p text:style-name="P9">CódigoDoCliente na tabela <text:line-break/><text:span text:style-name="T3">Clientes</text:span></text:p>
            </table:table-cell>
            <table:table-cell table:style-name="Tabela1.A1" office:value-type="string">
              <text:p text:style-name="P9">CódigoDoCliente na tabela <text:span text:style-name="T3">Pedidos</text:span></text:p>
            </table:table-cell>
          </table:table-row>
        </table:table>
        <text:p text:style-name="Text_20_body">Em um dos próximos artigos mostrarei como implementar, na prática, estes relacionamentos. Algumas observações importantes sobre relacionamentos: </text:p>
        <text:list text:style-name="L1">
          <text:list-item>
            <text:p text:style-name="P7">O Nome dos Campos envolvidos no Relacionamento, não precisa ser, necessariamente, o mesmo, conforme indicado pelo relacionamento entre os campos CódigoDaTransportadora e Via, na tabela anterior. O tipo dos campos é que precisa ser o mesmo, por exemplo, se um dos campos for do tipo Texto, o outro também deverá ser do tipo Texto. </text:p>
          </text:list-item>
          <text:list-item>
            <text:p text:style-name="P7">Sempre o Lado um do Relacionamento deve ser uma chave primária, já o lado vários não pode ser uma chave Primária. </text:p>
          </text:list-item>
          <text:list-item>
            <text:p text:style-name="P4">De Preferência, antes de Criar os Relacionamentos verifique se o tipo dos campos a serem relacionados é o mesmo, além de características como máscaras de entrada e formato. </text:p>
          </text:list-item>
        </text:list>
        <text:p text:style-name="P5">Relacionamento do tipo Vários para Vários: </text:p>
        <text:p text:style-name="Text_20_body">Este tipo de relacionamento <text:span text:style-name="T3">"aconteceria"</text:span> em uma situação onde em ambos os lados do <text:soft-page-break/>relacionamento os valores poderiam se repetir. Vamos considerar o caso entre Produtos e Pedidos. Posso ter <text:span text:style-name="T3">Vários Pedidos</text:span> nos quais aparece um determinado produto, além disso <text:span text:style-name="T3">vários Produtos</text:span> podem aparecer no mesmo Pedido. Esta é uma situação em que temos um Relacionamento do Tipo Vários para Vários. </text:p>
        <text:p text:style-name="Text_20_body">Na prática não é possível implementar um relacionamento deste tipo, devido a uma série de problemas que seriam introduzidos no modelo do banco de dados. Por exemplo, na tabela Pedidos teríamos que repetir o Número do Pedido, Nome do Cliente, Nome do Funcionário, Data do Pedido, etc para cada item do Pedido. </text:p>
        <text:p text:style-name="Text_20_body"><text:span text:style-name="T11">Para evitar este tipo de problema é bastante comum </text:span><text:span text:style-name="T12">"quebrarmos"</text:span><text:span text:style-name="T11"> um relacionamento do tipo Vários para Vários em dois relacionamento do tipo Um para Vários.</text:span> Isso é feito através da criação de uma nova tabela, a qual fica com o lado Vários dos relacionamentos. No nosso exemplo vamos criar a tabela Detalhes do Pedido, onde ficam armazenadas as informações sobre os diversos itens de cada pedido, aí ao invés de termos um relacionamento do tipo Vários para Vários, teremos dois relacionamentos do tipo um para vários, conforme descrito pela próxima tabela: </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9"><text:span text:style-name="Strong_20_Emphasis"><text:span text:style-name="T10">Tipo</text:span></text:span></text:p>
            </table:table-cell>
            <table:table-cell table:style-name="Tabela2.A1" office:value-type="string">
              <text:p text:style-name="P9"><text:span text:style-name="Strong_20_Emphasis"><text:span text:style-name="T10">Lado Um</text:span></text:span></text:p>
            </table:table-cell>
            <table:table-cell table:style-name="Tabela2.A1" office:value-type="string">
              <text:p text:style-name="P9"><text:span text:style-name="Strong_20_Emphasis"><text:span text:style-name="T10">Lado Vários</text:span></text:span></text:p>
            </table:table-cell>
          </table:table-row>
          <table:table-row table:style-name="Tabela2.2">
            <table:table-cell table:style-name="Tabela2.A1" office:value-type="string">
              <text:p text:style-name="P9">Um para Vários</text:p>
            </table:table-cell>
            <table:table-cell table:style-name="Tabela2.A1" office:value-type="string">
              <text:p text:style-name="P9">CódigoDoProduto na tabela <text:span text:style-name="Strong_20_Emphasis">Produtos</text:span></text:p>
            </table:table-cell>
            <table:table-cell table:style-name="Tabela2.A1" office:value-type="string">
              <text:p text:style-name="P9">CódigoDoProduto na tabela <text:span text:style-name="Strong_20_Emphasis">Detalhes do Pedido</text:span></text:p>
            </table:table-cell>
          </table:table-row>
          <table:table-row table:style-name="Tabela2.2">
            <table:table-cell table:style-name="Tabela2.A1" office:value-type="string">
              <text:p text:style-name="P9">Um para Vários</text:p>
            </table:table-cell>
            <table:table-cell table:style-name="Tabela2.A1" office:value-type="string">
              <text:p text:style-name="P9">NúmeroDoPedido na tabela <text:span text:style-name="Strong_20_Emphasis">Pedidos</text:span></text:p>
            </table:table-cell>
            <table:table-cell table:style-name="Tabela2.A1" office:value-type="string">
              <text:p text:style-name="P9">NúmeroDoPedido na tabela <text:span text:style-name="Strong_20_Emphasis">Detalhes do Pedido</text:span></text:p>
            </table:table-cell>
          </table:table-row>
        </table:table>
        <text:p text:style-name="Text_20_body">Na figura abaixo temos a representação dos dois relacionamentos Um para Vários, resultantes da quebra do relacionamento vários-para-vários: </text:p>
        <text:p text:style-name="Text_20_body"><draw:frame draw:style-name="fr1" draw:name="figura5" text:anchor-type="as-char" svg:width="12.039cm" svg:height="5.583cm" draw:z-index="4"><draw:image xlink:href="../O%20Modelo%20Relacional%20de%20Dados%20%E2%80%93%20Parte%2002_arquivos/mod_relacional_p2_3.jpg" xlink:type="simple" xlink:show="embed" xlink:actuate="onLoad"/></draw:frame><text:line-break/><text:span text:style-name="T2">Tabela Detalhes do Pedido ficou com o lado Vários dos Relacionamentos</text:span> </text:p>
        <text:p text:style-name="Text_20_body">Esta situação em que um relacionamento um para Vários é "quebrado" em dois Relacionamentos do tipo Um para Vários é bastante comum. Diversas vezes utilizamos esta técnica para eliminar uma série de problemas no Banco de Dados, tais como informação repetida e inconsistência de Dados. </text:p>
        <text:p text:style-name="Text_20_body">Agora que já conhecemos os Tipos de Relacionamentos existentes, na próxima Parte III, falarei sobre o conceito de Integridade Referencial como uma maneira de Garantir a Consistência dos Dados. </text:p>
        <text:p text:style-name="Text_20_body"><text:span text:style-name="T3">Conclusão:</text:span> </text:p>
        <text:p text:style-name="Text_20_body">Nesta segundo artigo da série, você aprendeu sobre os conceitos de relacionamentos, sem dúvidas <text:soft-page-break/>um dos conceitos mais importantes do Modelo Relacional. Implementar um banco de dados sem se preocupar com um projeto cuidados dos relacionamentos, é garantia certa de "encrenca" mais adiantes. São consultas que retornam dados inesperados, são relatórios que retornam valores "absurdos" e por aí vai. </text:p>
        <text:p text:style-name="Text_20_body">É fundamental que os profissionais de desenvolvimento e de administração de banco de dados entendem o quão impotante é planejar o banco de dados, cuidadosamente, definindo quais tabelas farão parte do banco de dados, quais os campos de cada tabela, quais campos serão chave primária e qual o relacionamento entre as tabelas. Muitos acham que esta é uma "perda de tempo", que o bom mesmo é sentar e começar a implementar o banco de dados, depois "a gente vê o que dá". Ledo engano. Não é perda de tempo, muito pelo contrário, é um ganho de tempo e principalmente de qualidade no produto final. Quanto tempo é perdido depois, tentando corrigir erros e incosistências que muitas vezes são decorrentes de um banco de dados mal projetado? Uma boa leitura a todos e até a Parte III. </text:p>
      </text:section>
      <text:p text:style-name="Standard"/>
      <text:p text:style-name="Standard"/>
      <text:p text:style-name="P2">O Modelo Relacional de Dados - Parte 03</text:p>
      <text:p text:style-name="Text_20_body"><text:span text:style-name="Strong_20_Emphasis">Objetivo</text:span>: Na primeira parte deste artigo falei sobre Entidades (tabelas), Atributos (campos) e sobre o conceito de Chave Primária. Na segunda parte falei sobre Relacionamentos e tipos de relacionamentos. Nesta terceira parte vamos aprender sobre um dos conceitos mais importantes do modelo relacional de dados: Integridade Referencial. Também mostrarei um exemplo prático de como configurar Relacionamentos e Integridade Referencial no Microsoft Access.</text:p>
      <text:p text:style-name="Text_20_body">Nota: Os exemplos apresentados utilizarão telas do Microsoft Access e o arquivo de exemplos Northwind.mdb, o qual é instalado juntamente com o Microsoft Access. Este arquivo está disponível, por padrão, no seguinte caminho:</text:p>
      <text:p text:style-name="P3">C:\Arquivos de programas\Microsoft Office\Office\Samples </text:p>
      <text:p text:style-name="Text_20_body">Porém os princípios básicos do modelo relacional aplicam-se a qualquer banco de dados baseado no modelo relacional de dados. Estes bancos de dados são algumas vezes denominados: SGBDR - Sistemas Gerenciadores de Banco de Dados Relacionais. <text:line-break/>Integridade Referencial</text:p>
      <text:p text:style-name="Text_20_body">A Integridade Referencial é utilizada para garantir a Integridade dos dados entre as tabelas relacionadas. Por exemplo, considere um relacionamento do tipo Um-para- Vários entre a tabela Clientes e a tabela Pedidos (um cliente pode fazer vários pedidos). Com a Integridade Referencial, o banco de dados não permite que seja cadastrado um pedido para um cliente que ainda não foi cadastrado. Em outras palavras, ao cadastrar um pedido, o banco de dados verifica se o código do cliente que foi digitado já existe na tabela Clientes. Se não existir, o cadastro do pedido não será aceito. Com o uso da Integridade Referencial é possível ter as seguintes garantias (ainda usando o exemplo entre as tabelas Clientes e Pedidos):</text:p>
      <text:p text:style-name="Text_20_body"><text:span text:style-name="Strong_20_Emphasis"><text:span text:style-name="T13">. </text:span></text:span>Quando o Código de um cliente for alterado na Tabela Clientes, podemos configurar para o banco de dados atualizar, automaticamente, todos os Códigos do Cliente na Tabela Pedidos, de tal maneira que não fiquem Registros Órfãos, isto é , registros de Pedidos com um Código de Cliente para o qual não existe mais um correspondente na Tabela Clientes. Essa ação é conhecida como "<text:span text:style-name="Strong_20_Emphasis">Propagar atualização dos campos relacionados</text:span>". </text:p>
      <text:p text:style-name="Text_20_body"><text:span text:style-name="Strong_20_Emphasis"><text:span text:style-name="T13">. </text:span></text:span>Quando um Cliente for excluído da Tabela Clientes, podemos configurar para que o banco de dados exclua, automaticamente, na tabela Pedidos, todos os Pedidos para o Cliente que está sendo Excluído. Essa opção é conhecida como "<text:span text:style-name="Strong_20_Emphasis">Propagar exclusão dos registros relacionados</text:span>".</text:p>
      <text:p text:style-name="Text_20_body">Essas opções, conforme mostrarei logo em seguida, podem ser configuradas quando da Definição dos Relacionamentos (no exemplo prático mais adiante utilizarei o Microsoft Access, mas estes <text:soft-page-break/>conceitos são válidos para qualquer banco de dados). Estas opções não são obrigatórias, isto é, podemos optar por não Atualizar ou não Excluir em cascata. A Opção de "<text:span text:style-name="Strong_20_Emphasis">Propagar atualização dos campos relacionados</text:span>" é utilizada na maioria das situações, já a opção de <text:span text:style-name="Strong_20_Emphasis">"Propagar exclusão dos registros relacionados</text:span>" deve ser estudada caso a caso. Por exemplo, se nos quiséssemos manter um histórico com os Pedidos de cada Cliente, não utilizaríamos a opção "Propagar exclusão dos registros relacionados"; caso não nos interessasse manter um histórico dos pedidos, poderíamos utilizar esta opção.</text:p>
      <text:p text:style-name="Text_20_body"><text:span text:style-name="Strong_20_Emphasis">Exemplo prático: Como Criar e Configurar Relacionamentos no Microsoft Access</text:span>:</text:p>
      <text:p text:style-name="Text_20_body">Para Definir Relacionamentos no Microsoft Access siga os passos indicados a seguir:</text:p>
      <text:p text:style-name="Text_20_body"><text:span text:style-name="Strong_20_Emphasis"><text:span text:style-name="T7">01. </text:span></text:span>Abra o banco de dados onde estão as tabelas nas quais serão definidos os relacionamentos. </text:p>
      <text:p text:style-name="Text_20_body"><text:span text:style-name="Strong_20_Emphasis"><text:span text:style-name="T7">02. </text:span></text:span>Selecione o comando Ferramentas -&gt; Relacionamentos. </text:p>
      <text:p text:style-name="Text_20_body"><text:span text:style-name="Strong_20_Emphasis"><text:span text:style-name="T7">03. </text:span></text:span>Surgirá a Janela indicada na próxima Figura. Nesta Janela você adicionará as Tabelas que farão parte de algum dos relacionamentos. Para Adicionar uma Tabela, basta marcá-la e dar um clique no botão "Adicionar". Você pode adicionar todas as tabelas de uma única vez. Para isto dê um clique na primeira, libere o mouse, pressione a tecla SHIFT e fique segurando SHIFT pressionado e dê um clique na última tabela. Com isso todas serão selecionadas, agora ao dar um clique no botão Adicionar, todas as tabelas selecionadas serão adicionadas. Caso não queira adicionar todas mas somente algumas e de uma maneira intercalada, ao invés de usar a tecla SHIFT, utilize a tecla CTRL. Com a tecla CTRL uma tabela é selecionada a medida que você vai clicando com o mouse sobre o nome da tabela. </text:p>
      <text:p text:style-name="Text_20_body"><draw:frame draw:style-name="fr1" draw:name="figura6" text:anchor-type="as-char" svg:width="9.155cm" svg:height="7.091cm" draw:z-index="5"><draw:image xlink:href="../../1PostgreSQL_PAP/Projeto/AnaliseProjeto/BancosDados/O%20Modelo%20Relacional%20de%20Dados%20-%20Parte%2003_arquivos/01.gif" xlink:type="simple" xlink:show="embed" xlink:actuate="onLoad"/></draw:frame><text:line-break/><text:span text:style-name="T2">Dê um clique para marcar a Tabela e depois dê um clique no botão Adicionar</text:span></text:p>
      <text:p text:style-name="Text_20_body"><text:span text:style-name="Strong_20_Emphasis"><text:span text:style-name="T7">04. </text:span></text:span>Após ter adicionado as tabelas, para criar um relacionamento, basta arrastar um campo de uma tabela sobre o campo da outra tabela na qual será estabelecido o relacionamento. Por exemplo, para estabelecer o relacionamento Um-para-Vários entre as tabelas <text:span text:style-name="Strong_20_Emphasis">Clientes</text:span> e <text:span text:style-name="Strong_20_Emphasis">Pedidos</text:span>, arraste o campo "CódigoDoCliente" da tabela Clientes, sobre o campo "CódigoDoCliente" da Tabela Pedidos. Ao largar um campo sobre o Outro, o Microsoft Access abre uma janela conforme indicado na figura a seguir (Definindo as características do Relacionamento):</text:p>
      <text:p text:style-name="Text_20_body"><text:soft-page-break/><draw:frame draw:style-name="fr1" draw:name="figura7" text:anchor-type="as-char" svg:width="11.351cm" svg:height="7.144cm" draw:z-index="6"><draw:image xlink:href="../../1PostgreSQL_PAP/Projeto/AnaliseProjeto/BancosDados/O%20Modelo%20Relacional%20de%20Dados%20-%20Parte%2003_arquivos/02.gif" xlink:type="simple" xlink:show="embed" xlink:actuate="onLoad"/></draw:frame><text:line-break/><text:span text:style-name="T2">Definindo as Características do Relacionamento</text:span></text:p>
      <text:p text:style-name="Text_20_body"><text:span text:style-name="Strong_20_Emphasis"><text:span text:style-name="T7">05. </text:span></text:span>Observe que, por padrão, o campo "<text:span text:style-name="Strong_20_Emphasis">Impor Integridade Referencial</text:span>" não está marcado. Ao marcá-lo serão habilitadas as Opções de "Propagar atualização dos campos relacionados" e "Propagar exclusão dos registros relacionados". Observe, também, que o Microsoft Access já definiu este relacionamento como sendo do tipo Um-para-Vários. Isso acontece porque o Microsoft Access identifica o campo CódigoDoCliente na tabela Clientes como sendo do tipo chave primária e na tabela Pedidos como não sendo chave primária, o que automaticamente transforma o Relacionamento como sendo do tipo Um para Vários. Se em ambas as tabelas o campo CódigoDoCliente fosse definido como Chave Primária, o relacionamento, automaticamente, seria do tipo Um-para-Um.</text:p>
      <text:p text:style-name="Text_20_body"><text:span text:style-name="Strong_20_Emphasis"><text:span text:style-name="T7">06. </text:span></text:span>Após marcar as Opções desejadas, basta dar um clique no botão "Criar" e pronto, o Microsoft Access cria o Relacionamento, o qual é indicado através de uma linha entre as duas tabelas (Clientes e Pedidos), com o número 1 no lado da Chave Primária e o Sinal de infinito no lado Vários. Caso você precise alterar as características de um determinado relacionamento, basta dar um duplo clique sobre a linha do relacionamento, que o Microsoft Access abrirá a janela indicada na figura anterior, para que você possa fazer as alterações desejadas. Na Figura a seguir indico o relacionamento já criado entre as tabelas Pedidos e Clientes:</text:p>
      <text:p text:style-name="Text_20_body"><draw:frame draw:style-name="fr1" draw:name="figura8" text:anchor-type="as-char" svg:width="11.218cm" svg:height="7.25cm" draw:z-index="7"><draw:image xlink:href="../../1PostgreSQL_PAP/Projeto/AnaliseProjeto/BancosDados/O%20Modelo%20Relacional%20de%20Dados%20-%20Parte%2003_arquivos/03.gif" xlink:type="simple" xlink:show="embed" xlink:actuate="onLoad"/></draw:frame><text:line-break/><text:span text:style-name="T2">Relacionamento entre Pedidos e Clientes</text:span></text:p>
      <text:p text:style-name="Text_20_body"><text:span text:style-name="Strong_20_Emphasis"><text:span text:style-name="T7">07. </text:span></text:span>Observe também que os campos Chave Primária aparecem em Negrito no Diagrama dos Relacionamentos.</text:p>
      <text:p text:style-name="Text_20_body"><text:span text:style-name="Strong_20_Emphasis"><text:span text:style-name="T7">08. </text:span></text:span>Este diagrama que exibe as Tabelas e os Relacionamentos entre as tabelas é conhecido como <text:soft-page-break/>"<text:span text:style-name="Strong_20_Emphasis">Diagrama Entidades x Relacionamentos (DER)</text:span>".</text:p>
      <text:p text:style-name="Text_20_body"><text:span text:style-name="Strong_20_Emphasis"><text:span text:style-name="T7">09. </text:span></text:span>Antes de fechar o Diagrama Entidades x Relacionamentos, dê um clique no botão com o desenhdo do disquete para salvar as alterações que foram feitas. A qualquer momento você pode acessar o Diagrama Entidades x Relacionamentos para fazer alterações ou para revisar os relacionamentos, para isto basta ir no menu Ferramentas e clicar em Relacionamentos.</text:p>
      <text:p text:style-name="Text_20_body"><text:span text:style-name="Strong_20_Emphasis">Conclusão</text:span></text:p>
      <text:p text:style-name="Text_20_body">Nesta terceiro artigo da série, você aprendeu sobre o conceitos de Integridade Referencial, sem dúvidas um dos conceitos mais importantes do Modelo Relacional, juntamente com os conceitos de Relacionamentos, abordados na Parte II. Na Parte IV falarei sobre os princípios básicos de normalização de tabelas. Até lá. </text:p>
      <text:p text:style-name="Standard"/>
      <text:p text:style-name="Standard"/>
      <text:p text:style-name="P2">O Modelo Relacional de Dados - Parte 04</text:p>
      <text:p text:style-name="Text_20_body">Na primeira parte deste artigo falei sobre Entidades (tabelas), Atributos (campos) e sobre o conceito de Chave Primária. Na segunda parte falei sobre Relacionamentos e tipos de relacionamentos. Na terceira parte falei sobre um dos conceitos mais importantes do modelo relacional de dados: Integridade Referencial. Também mostrei um exemplo prático de como configurar Relacionamentos e Integridade Referencial no Microsoft Access. Nesta quarta parte sobre os fundamentos do Modelo Relacional de dados, falarei sobre Normalização de banco de dados e as três principais formas normais.</text:p>
      <text:p text:style-name="Text_20_body"><text:span text:style-name="Strong_20_Emphasis">Nota</text:span>: Os exemplos apresentados utilizarão telas do Microsoft Access e o arquivo de exemplos Northwind.mdb, o qual é instalado juntamente com o Microsoft Access. Este arquivo está disponível, por padrão, no seguinte caminho:</text:p>
      <text:p text:style-name="P3">C:\Arquivos de programas\Microsoft Office\Office\Samples </text:p>
      <text:p text:style-name="Text_20_body">Porém os princípios básicos do modelo relacional aplicam-se a qualquer banco de dados baseado no modelo relacional de dados. Estes bancos de dados são algumas vezes denominados: SGBDR - Sistemas Gerenciadores de Banco de Dados Relacionais.</text:p>
      <text:p text:style-name="Text_20_body"><text:span text:style-name="Strong_20_Emphasis">Normalização de tabelas</text:span></text:p>
      <text:p text:style-name="Text_20_body">Objetivo: O objetivo da normalização é evitar os problemas provocados por falhas no Projeto do Banco de Dados, bem como eliminar a "mistura de assuntos" e as correspondentes repetições desnecessárias de dados. Uma Regra de Ouro que devemos observar quando do Projeto de um Banco de Dados baseado no Modelo Relacoional de dados é a de "<text:span text:style-name="Strong_20_Emphasis">não misturar assuntos em uma mesma Tabela</text:span>". Por exemplo na Tabela Clientes devemos colocar somente campos relacionados com o assunto Clientes. Não devemos misturar campos relacionados com outros assuntos, tais como Pedidos, Produtos, etc. Essa "Mistura de Assuntos" em uma mesma tabela acaba por gerar repetição desnecessária dos dados bem como inconsistência dos dados.</text:p>
      <text:p text:style-name="Text_20_body">O Processo de Normalização aplica uma série de Regras sobre as Tabelas de um Banco de Dados, para verificar se estas estão corretamente projetadas. Embora existam 5 formas normais (ou regras de Normalização), na prática usamos um conjunto de 3 Formas Normais.</text:p>
      <text:p text:style-name="Text_20_body">Normalmente após a aplicação das Regras de Normalização, algumas tabelas acabam sendo divididas em duas ou mais tabelas, o que no final gera um número maior de tabelas do que o originalmente existente. Este processo causa a simplificação dos atributos de uma tabela, colaborando significativamente para a estabilidade do modelo de dados, reduzindo-se consideravelmente as necessidades de manutenção. Vamos entender o Processo de Normalização na Prática, através de exemplos.</text:p>
      <text:p text:style-name="Text_20_body"><text:span text:style-name="Strong_20_Emphasis">Primeira Forma Normal</text:span>:</text:p>
      <text:p text:style-name="P6"><text:soft-page-break/>"Uma Tabela está na Primeira Forma Normal quando seus atributos não contém grupos de Repetição".</text:p>
      <text:p text:style-name="Text_20_body">Por isso dissemos que uma Tabela que possui Grupos de Repetição não está na Primeira Forma Normal. Considere a estrutura da Tabela Indicada na Próxima Figura: </text:p>
      <text:p text:style-name="Text_20_body"><draw:frame draw:style-name="fr1" draw:name="figura9" text:anchor-type="as-char" svg:width="2.91cm" svg:height="3.281cm" draw:z-index="8"><draw:image xlink:href="../../1PostgreSQL_PAP/Projeto/AnaliseProjeto/BancosDados/O%20Modelo%20Relacional%20de%20Dados%20-%20Parte%2004_arquivos/mod_relacional_p4_1.jpeg" xlink:type="simple" xlink:show="embed" xlink:actuate="onLoad"/></draw:frame><text:line-break/><text:span text:style-name="T2">Tabela que não está na Primeira Forma Normal</text:span></text:p>
      <text:p text:style-name="Text_20_body">Uma tabela com esta estrutura apresentaria diversos problemas. Por exemplo se um casal tiver mais de um filho, teremos que digitar o Nome do Pai e da Mãe diversas vezes, tantas quantos forem os filhos. Isso forma um Grupo de Repetição. Além do mais pode ser que por erro de digitação o Nome dos Pais não seja digitado exatamente igual todas as vezes, o que pode acarretar problemas na hora de fazer pesquisas ou emitir relatórios.</text:p>
      <text:p text:style-name="Text_20_body">Este problema ocorre porque "Misturamos Assuntos" em uma mesma tabela. Colocamos as informações dos Pais e dos Filhos em uma mesma tabela. A esolução para este problema é simples: Criamos uma tabela separada para a Informação dos Pais e Relacionamos a tabela Pais com a Tabela Filhos através de um relacionamento do tipo Um para Vários, ou seja, um casal da Pais pode ter Vários Filhos.</text:p>
      <text:p text:style-name="Text_20_body">Observe na figura abaixo as duas tabelas: Pais e Filhos, já normalizadas.</text:p>
      <text:p text:style-name="Text_20_body"><draw:frame draw:style-name="fr1" draw:name="figura10" text:anchor-type="as-char" svg:width="9.26cm" svg:height="4.075cm" draw:z-index="9"><draw:image xlink:href="../../1PostgreSQL_PAP/Projeto/AnaliseProjeto/BancosDados/O%20Modelo%20Relacional%20de%20Dados%20-%20Parte%2004_arquivos/mod_relacional_p4_2.jpeg" xlink:type="simple" xlink:show="embed" xlink:actuate="onLoad"/></draw:frame><text:line-break/><text:span text:style-name="T2">Informações sobre Pais e Filhos em Tabelas Separadas</text:span></text:p>
      <text:p text:style-name="Text_20_body">As duas tabelas Resultantes da Aplicação da Primeira Forma Normal: Pais e Filhos estão na Primeira Forma Normal, a Tabela Original, a qual misturava informações de Pais e Filhos, não estava na Primeira forma Normal</text:p>
      <text:p text:style-name="Text_20_body"><text:span text:style-name="Strong_20_Emphasis">Segunda Forma Normal</text:span>:</text:p>
      <text:p text:style-name="Text_20_body">Ocorre quando a chave Primária é composta por mais de um campo. Neste caso, devemos observar se todos os campos que não fazem parte da chave dependem de todos os campos que compõem a chave. Se algum campo depender somente de parte da chave composta, então este campo deve pertencer a outra tabela. Observe o Exemplo Indicado na Tabela da Figura abaixo: </text:p>
      <text:p text:style-name="Text_20_body"><draw:frame draw:style-name="fr1" draw:name="figura11" text:anchor-type="as-char" svg:width="4.048cm" svg:height="2.963cm" draw:z-index="10"><draw:image xlink:href="../../1PostgreSQL_PAP/Projeto/AnaliseProjeto/BancosDados/O%20Modelo%20Relacional%20de%20Dados%20-%20Parte%2004_arquivos/mod_relacional_p4_3.jpeg" xlink:type="simple" xlink:show="embed" xlink:actuate="onLoad"/></draw:frame><text:line-break/><text:span text:style-name="T2">Tabela com uma Chave Primária Composta. Não está Na Segunda Forma Normal</text:span></text:p>
      <text:p text:style-name="Text_20_body"><text:soft-page-break/>A Chave Primária Composta é formada pela combinação dos Campos "NúmeroDaMatrícula" e "CódigoDoCurso". O Campo Avaliação depende tanto do CódigoDoCurso quanto do NúmeroDaMatrícula, porém o campo DescriçãoDoCurso, depende apenas do CódigoDoCurso, ou seja, dado o código do curso é possível localizar a respectiva descrição, independentemente do NúmeroDaMatrícula. Com isso temos um campo que não faz parte da Chave Primária e depende apenas de um dos campos que compõem a chave Primária Composta, por isso que dizemos que esta tabela não está na Segunda Forma Normal.</text:p>
      <text:p text:style-name="Text_20_body">A Resolução para este problema também é simples: "Dividimos a Tabela que não está na Segunda Forma Normal em duas outras tabelas, conforme indicado pela figura abaixo, sendo que as duas tabelas resultantes estão na Segunda Forma Normal. </text:p>
      <text:p text:style-name="Text_20_body"><draw:frame draw:style-name="fr1" draw:name="figura12" text:anchor-type="as-char" svg:width="11.536cm" svg:height="2.223cm" draw:z-index="11"><draw:image xlink:href="../../1PostgreSQL_PAP/Projeto/AnaliseProjeto/BancosDados/O%20Modelo%20Relacional%20de%20Dados%20-%20Parte%2004_arquivos/mod_relacional_p4_4.jpeg" xlink:type="simple" xlink:show="embed" xlink:actuate="onLoad"/></draw:frame><text:line-break/><text:span text:style-name="T2">Informações sobre Avaliações e Cursos em Tabelas Separadas</text:span></text:p>
      <text:p text:style-name="Text_20_body"><text:span text:style-name="Strong_20_Emphasis">Obs.:</text:span> A Distinção entre a Segunda e a Terceira forma normal, que veremos logo em seguida, muitas vezes é confusa. A Segunda Forma normal está ligada a ocorrência de Chaves Primárias compostas.</text:p>
      <text:p text:style-name="Text_20_body"><text:span text:style-name="Strong_20_Emphasis">Terceira Forma Normal</text:span>:</text:p>
      <text:p text:style-name="Text_20_body">Na definição dos campos de uma entidade podem ocorrer casos em que um campo não seja dependente diretamente da chave primária ou de parte dela, mas sim dependente de um outro campo da tabela, campo este que não a Chave Primária.</text:p>
      <text:p text:style-name="Text_20_body">Quando isto ocorre, dizemos que a tabela não está na Terceira Forma Normal, conforme indicado pela tabela da figura abaixo:</text:p>
      <text:p text:style-name="Text_20_body"><draw:frame draw:style-name="fr1" draw:name="figura13" text:anchor-type="as-char" svg:width="2.91cm" svg:height="2.831cm" draw:z-index="12"><draw:image xlink:href="../../1PostgreSQL_PAP/Projeto/AnaliseProjeto/BancosDados/O%20Modelo%20Relacional%20de%20Dados%20-%20Parte%2004_arquivos/mod_relacional_p4_5.jpeg" xlink:type="simple" xlink:show="embed" xlink:actuate="onLoad"/></draw:frame><text:line-break/><text:span text:style-name="T2">Tabela com um Campo dependente de Outro campo que não a Chave Primária. Não está na Terceira Forma Normal</text:span></text:p>
      <text:p text:style-name="Text_20_body">Observe que o Campo <text:span text:style-name="Strong_20_Emphasis">DescriçãoDoCargo</text:span> depende apenas do Campo <text:span text:style-name="Strong_20_Emphasis">CódigoDoCargo</text:span>, o qual não faz parte da Chave Primária. Por isso dizemos que esta tabela não está na terceira forma normal. A Solução deste problema também é simples. Novamente basta dividir a tabela em duas outras, conforme indicado pela figura a seguir. As duas tabelas resultantes estão na Terceira Forma Normal. </text:p>
      <text:p text:style-name="Text_20_body"><draw:frame draw:style-name="fr1" draw:name="figura14" text:anchor-type="as-char" svg:width="7.646cm" svg:height="2.17cm" draw:z-index="13"><draw:image xlink:href="../../1PostgreSQL_PAP/Projeto/AnaliseProjeto/BancosDados/O%20Modelo%20Relacional%20de%20Dados%20-%20Parte%2004_arquivos/mod_relacional_p4_6.jpeg" xlink:type="simple" xlink:show="embed" xlink:actuate="onLoad"/></draw:frame><text:line-break/><text:span text:style-name="T2">Tabelas Resultantes que estão na Terceira Forma Normal</text:span></text:p>
      <text:p text:style-name="Text_20_body">Com isso podemos concluir que como resultado do Processo de Normalização, iremos obter um número maior de tabelas, porém sem problemas de redundância e inconsistência dos dados.</text:p>
      <text:p text:style-name="Text_20_body"><text:span text:style-name="Strong_20_Emphasis">Conclusão</text:span>:</text:p>
      <text:p text:style-name="Text_20_body">Neste quarto artigo da série você aprendeu sobre o conceitos de Normalização e formas normais. Sem dúvidas um dos conceitos mais importantes do Modelo Relacional. Na quinta e última parte falarei sobre os princípios básicos para projeto de um banco de dados. Até lá!</text:p>
      <text:p text:style-name="Standard"><text:soft-page-break/></text:p>
      <text:p text:style-name="Standard"/>
      <text:p text:style-name="P2">O Modelo Relacional de Dados - Parte 05</text:p>
      <text:p text:style-name="Text_20_body"><text:span text:style-name="Strong_20_Emphasis">Objetivo</text:span>: Na primeira parte deste artigo falei sobre Entidades (tabelas), Atributos (campos) e sobre o conceito de Chave Primária. Na segunda parte falei sobre Relacionamentos e tipos de relacionamentos. Na terceira parte falei sobre um dos conceitos mais importantes do modelo relacional de dados: Integridade Referencial. Também mostrei um exemplo prático de como configurar Relacionamentos e Integridade Referencial no Microsoft Access. Na quarta parte sobre os fundamentos do Modelo Relacional de dados, falei sobre Normalização de banco de dados e as três principais formas normais.</text:p>
      <text:p text:style-name="Text_20_body">Nesta quinta e última parte falarei sobre o projeto de banco de dados e ressaltarei a importância de fazer a Modelagem do Banco de Dados, antes de partir para a implementação prática. Falarei também sobre a Arquitetura do Microsoft Access. O entendimento do Modelo Relacional e da Arquitetura do Microsoft Access são fundamentais.</text:p>
      <text:p text:style-name="Text_20_body">Muitos dos e-mails que recebo, com dúvidas sobre o Access, são relativo à dúvidas que seriam solucionadas com o conhecimento do Modelo Relacional e da Arquitetura do Access. O que acontece, muitas vezes, é que o usuário parte diretamente para o uso do Access, criando tabelas, consultas, formulários e relatórios, sem antes ter feito um projeto cuidadoso da estrutura do banco de dados, implementando relacionamentos, fazendo a normalização e impondo Integridade referencial. Trabalhar desta maneira é como fazer um prédio sem ter antes feito um estudo do terreno, ter feito a planta e os cálculos estruturais. Você moraria em um prédio construído desta maneira? Eu não.</text:p>
      <text:p text:style-name="Text_20_body">Nota: Os exemplos apresentados utilizarão telas do Microsoft Access e o arquivo de exemplos Northwind.mdb, o qual é instalado juntamente com o Microsoft Access. Este arquivo está disponível, por padrão, no seguinte caminho:</text:p>
      <text:p text:style-name="Text_20_body">C:\Arquivos de programas\Microsoft Office\Office\Samples </text:p>
      <text:p text:style-name="Text_20_body">Porém os princípios básicos do modelo relacional aplicam-se a qualquer banco de dados baseado no modelo relacional de dados. Estes bancos de dados são algumas vezes denominados: SGBDR - Sistemas Gerenciadores de Banco de Dados Relacionais. <text:line-break/>Normalização de tabelas</text:p>
      <text:p text:style-name="Text_20_body">Objetivo: O objetivo da normalização é evitar os problemas provocados por falhas no Projeto do Banco de Dados, bem como eliminar a "mistura de assuntos" e as correspondentes repetições desnecessárias de dados.</text:p>
      <text:p text:style-name="Text_20_body"><text:span text:style-name="Strong_20_Emphasis">Projetando um Banco de Dados</text:span></text:p>
      <text:p text:style-name="Text_20_body">Neste item você aprenderá a projetar um Banco de Dados. Você aplicará os conhecimentos sobre Tabelas, Campos, Relacionamentos, Chave Primária e Normalização, vistos anteriormente, nas primeiras partes deste artigo.</text:p>
      <text:p text:style-name="Text_20_body">Antes de começar a trabalhar com o Microsoft Access, é preciso fixar bem os conceitos vistos nas partes anteriormentes, aplicando-os no Projeto de um Banco de Dados. Um banco de dados bem projetado fornece um acesso conveniente às informações desejadas. Com uma boa estrutura, gasta-se menos tempo na construção de um banco de dados e, ao mesmo tempo, assegura-se resultados mais rápidos e precisos. Nunca é demais lembrar que jamais devemos misturar assuntos em uma mesma tabela.</text:p>
      <text:p text:style-name="Text_20_body">Etapas na estruturação e projeto de um Banco de dados:</text:p>
      <text:p text:style-name="Text_20_body"><text:span text:style-name="Strong_20_Emphasis"><text:span text:style-name="T13">. </text:span></text:span>Determinar qual o objetivo do banco de dados: Isto ajuda na determinação de quais os dados devem ser armazenados. É fundamental ter bem claro qual o objetivo a ser alcançado com o banco <text:soft-page-break/>de dados. É fazer o acompanhamento das despesas, a evolução das vendas ou outro objetivo qualquer.</text:p>
      <text:p text:style-name="Text_20_body"><text:span text:style-name="Strong_20_Emphasis"><text:span text:style-name="T13">. </text:span></text:span>Determinar as tabelas necessárias: Após definirmos os objetivos do Banco de Dados, as informações devem ser definidas e separadas em assuntos diferentes, tais como "Clientes", "Empregados", "Pedidos", pois cada um irá compor uma tabela no banco de dados. Lembre-se da regrinha número um: "Não misturar assuntos na mesma tabela", ou seja, uma coisa é uma coisa e outra coisa é outra coisa.</text:p>
      <text:p text:style-name="Text_20_body"><text:span text:style-name="Strong_20_Emphasis"><text:span text:style-name="T13">. </text:span></text:span>Determinar os Campos de cada Tabela: Definir quais informações devem ser mantidas em cada tabela. Por exemplo, a tabela Clientes poderia ter um campo para o Código Do Cliente, outro para o Nome Do Cliente e assim por diante.</text:p>
      <text:p text:style-name="Text_20_body"><text:span text:style-name="Strong_20_Emphasis"><text:span text:style-name="T13">. </text:span></text:span>Determinar a Chave Primária de cada tabela, sendo que pode haver tabelas onde não exista uma chave primária: Determinar, em cada tabela, quais campos serão utilizados como Chave Primária. Esta é uma etapa importantíssima para a definição dos Relacionamentos que vem a seguir. Pode haver tabelas onde não exista uma chave primária.</text:p>
      <text:p text:style-name="Text_20_body"><text:span text:style-name="Strong_20_Emphasis"><text:span text:style-name="T13">. </text:span></text:span>Determinar os Relacionamentos: Decidir como os dados de uma tabela se relacionam com os dados de outras tabelas. Por exemplo, Clientes podem Fazer Vários Pedidos, então existe um relacionamento do tipo Um-para-vários entre a tabela Clientes (lado um) e a tabela Pedidos (lado vários). Fornecedores podem fornecer Vários Produtos, etc.</text:p>
      <text:p text:style-name="Text_20_body"><text:span text:style-name="Strong_20_Emphasis"><text:span text:style-name="T13">. </text:span></text:span>Refinar a Estrutura do Banco de Dados: Antes de inserir muitos dados, ou até mesmo antes de inserir qualquer dado, verificar se a estrutura contém erros, isto é, verificar se os resultados obtidos são os desejados. Isto, normalmente, pode ser obtido através do processo de Normalização. Caso necessário, deve-se alterar a estrutura do banco de dados.</text:p>
      <text:p text:style-name="Text_20_body">Com uma boa estrutura, gasta-se menos tempo na construção e manutenção do banco de dados e, ao mesmo tempo, assegura-se resultados mais rápidos e precisos.</text:p>
      <text:p text:style-name="Text_20_body"><text:span text:style-name="Strong_20_Emphasis">Dicas para determinação dos campos de uma Tabela:</text:span></text:p>
      <text:p text:style-name="Text_20_body"><text:span text:style-name="Strong_20_Emphasis"><text:span text:style-name="T13">. </text:span></text:span>Relacionar diretamente cada campo ao assunto da tabela: Se um campo descreve o assunto de uma tabela diferente, este campo deve pertencer a outra tabela. O mesmo acontece quando uma informação se repete em diversas tabelas. Este é um indício de que existem campos desnecessários em algumas tabelas.</text:p>
      <text:p text:style-name="Text_20_body"><text:span text:style-name="Strong_20_Emphasis"><text:span text:style-name="T13">. </text:span></text:span>Não Incluir dados Derivados ou Calculados: Não é recomendado armazenar o resultado de cálculos nas tabelas. O correto é que o cálculo seja executado quando necessitarmos do resultado, normalmente em uma consulta.</text:p>
      <text:p text:style-name="Text_20_body"><text:span text:style-name="Strong_20_Emphasis"><text:span text:style-name="T13">. </text:span></text:span>Incluir todas as informações necessárias: Como é fácil esquecer informações importantes, deve-se ter em mente todas as informações coletadas desde o início do processo e perguntar se com elas é possível obter todas os resultados desejados.</text:p>
      <text:p text:style-name="Text_20_body"><text:span text:style-name="Strong_20_Emphasis"><text:span text:style-name="T13">. </text:span></text:span>Armazenar todas as informações separadamente: Existe uma tendência em armazenar informações em um único campo. Por exemplo, o nome do curso e o tempo de duração em uma mesmo campo. Como as duas informações foram combinadas em um único campo, ficará difícil conseguir um relatório classificado pelo tempo de duração dos cursos.</text:p>
      <text:p text:style-name="Text_20_body"><text:span text:style-name="Strong_20_Emphasis">Como selecionar o campo que será a Chave Primária?</text:span></text:p>
      <text:p text:style-name="Text_20_body">Um bom Sistema Gerenciador de Banco de Dados (SGBD) é aquele que encontra e nos fornece, rapidamente, todas as informações necessárias que nele estejam armazenadas, mesmo que estas informações estejam em diferentes tabelas. Para que isto seja possível é necessário incluir um campo ou conjunto de campos que identifiquem de modo único cada registro de uma tabela. Esta informação é chamada Chave Primária. Deve-se ter certeza que este campo (ou conjunto de <text:soft-page-break/>campos) seja sempre diferente para cada registro, por não ser permitido valores duplicados em um campo de chave primária.</text:p>
      <text:p text:style-name="Text_20_body">Ao escolher campos de Chave Primária, considere os seguintes detalhes:</text:p>
      <text:p text:style-name="Text_20_body"><text:span text:style-name="Strong_20_Emphasis"><text:span text:style-name="T13">. </text:span></text:span>Não é permitido duplicidade de valores ou nulos (informações desconhecidas). </text:p>
      <text:p text:style-name="Text_20_body"><text:span text:style-name="Strong_20_Emphasis"><text:span text:style-name="T13">. </text:span></text:span>Caso não exista um identificador único para uma determinada tabela, pode-se usar um campo que numere os registros seqüencialmente. </text:p>
      <text:p text:style-name="Text_20_body"><text:span text:style-name="Strong_20_Emphasis"><text:span text:style-name="T13">. </text:span></text:span>Pode-se utilizar o valor deste campo para encontrar registros. </text:p>
      <text:p text:style-name="Text_20_body"><text:span text:style-name="Strong_20_Emphasis"><text:span text:style-name="T13">. </text:span></text:span>O tamanho da chave primária afeta a velocidade das operações, portanto, para um melhor desempenho, devemos utilizar o menor tamanho que acomode os valores necessários que serão armazenados no campo.</text:p>
      <text:p text:style-name="Text_20_body">Agora que já revisamos diversos conceitos importantes sobre banco de dados vamos colocá-los em prática, através de um exercício de Projeto de Banco de Dados. Será apresentada uma determinada situação e você deverá projetar o Banco de Dados para atender a Situação Solicitada. Projetar o banco de dados significa fazer um diagrama Entidade x Relacionamentos onde são indicadas quais tabelas farão parte do banco de dados, quais os campos de cada tabela, qual o campo que será a Chave Primária nas tabelas que terão Chave Primária e quais os relacionamentos entre as tabelas. Na figura a seguir temos um exemplo de um diagrama Entidades x Relacionamentos: </text:p>
      <text:p text:style-name="Text_20_body"><text:span text:style-name="Strong_20_Emphasis">Clique na imagem para vê-la em tamanho real:</text:span><text:line-break/><draw:a xlink:type="simple" xlink:href="http://www.imasters.com.br/conteudo2/jbattisti/05/01.jpg"><draw:frame draw:style-name="fr1" draw:name="figura15" text:anchor-type="as-char" svg:width="11.906cm" svg:height="5.953cm" draw:z-index="14"><draw:image xlink:href="../../1PostgreSQL_PAP/Projeto/AnaliseProjeto/BancosDados/O%20Modelo%20Relacional%20de%20Dados%20-%20Parte%2005_arquivos/01_peq.gif" xlink:type="simple" xlink:show="embed" xlink:actuate="onLoad"/></draw:frame></draw:a><text:line-break/><text:span text:style-name="Strong_20_Emphasis"><text:span text:style-name="T2">Nota:</text:span></text:span><text:span text:style-name="T2"> Os campos que aparecem em </text:span><text:span text:style-name="Strong_20_Emphasis"><text:span text:style-name="T2">negrito</text:span></text:span><text:span text:style-name="T2"> representam a Chave Primária de cada tabela.</text:span></text:p>
      <text:p text:style-name="Text_20_body"><text:span text:style-name="Strong_20_Emphasis"><text:span text:style-name="T11">Exercício:</text:span></text:span> Imagine que você está projetando um Banco de Dados para uma Escola. Este Banco de Dados deverá conter informações sobre os Alunos, os Pais dos Alunos, As matérias em que cada aluno está matriculado (imagine que alunos da mesma série podem estar matriculados em diferentes matérias), as notas do aluno em cada matéria e em cada bimestre, bem como todo o histórico do aluno na escola. O histórico inclui as notas do aluno em cada matéria em cada um dos anos em que ele esteve na escola. O banco de dados deve manter um cadastro de alunos, dos pais dos alunos, das disciplinas ofertadas, da nota de cada aluno em cada disciplina, e em que disciplina cada aluna está matriculado.</text:p>
      <text:p text:style-name="Text_20_body">O Sistema deverá ser capaz de fornecer, a qualquer momento, a situação atual do aluno em termos de suas notas, bem como todo o seu histórico. O Sistema não deve permitir que seja cadastrado um aluno sem antes serem cadastrados os seus pais. Além disso todo aluno terá um número de matrícula que é único. Cada disciplina também terá um código único.</text:p>
      <text:p text:style-name="Text_20_body">O Sistema deve ser capaz de emitir relatórios com as notas por turma e por bimestre, além das médias para cada disciplina.</text:p>
      <text:p text:style-name="Text_20_body">Projete um Banco de Dados capaz de atender a estas necessidades. O Resultado final do seu trabalho será o "Diagrama Entidades x Relacionamentos", com as Tabelas, Campos de Cada Tabela, <text:soft-page-break/>Chaves Primárias e Relacionamentos entre as tabelas.</text:p>
      <text:p text:style-name="Text_20_body">Ao Final do Processo, aplique o processo de Normalização para verificar se a estrutura apresenta algum tipo de Problema.</text:p>
      <text:p text:style-name="Text_20_body"><text:span text:style-name="Strong_20_Emphasis">Arquitetura do Microsoft Access</text:span></text:p>
      <text:p text:style-name="Text_20_body">Neste item iremos analisar a Arquitetura do Microsoft Access Veremos os diversos elementos que podem fazer parte de um Banco de Dados do Microsoft Access, bem como os relacionamentos entre estes diversos elementos. Veremos também alguns exemplos práticos de solução de problemas.</text:p>
      <text:p text:style-name="Text_20_body"><text:span text:style-name="Strong_20_Emphasis">Abordarei os seguintes tópicos:</text:span></text:p>
      <text:p text:style-name="Text_20_body"><text:span text:style-name="Strong_20_Emphasis"><text:span text:style-name="T13">. </text:span></text:span>Os diversos elementos do Microsoft Access e a Relação entre os eles.<text:line-break/><text:span text:style-name="Strong_20_Emphasis"><text:span text:style-name="T13">. </text:span></text:span>Alguns Exemplos de Situações do dia-a-dia.</text:p>
      <text:p text:style-name="Text_20_body"><text:span text:style-name="Strong_20_Emphasis">Os Diversos Elementos do Access e a Relação entre eles:</text:span></text:p>
      <text:p text:style-name="Text_20_body">Um banco de dados é uma coleção de informações relacionadas a um determinado assunto ou finalidade, como controle de pedidos dos clientes ou manutenção de uma coleção de CDs e assim por diante. Se o seu banco de dados não está armazenado em um computador, ou se somente partes dele está, você pode estar controlando informações de uma variedade de fontes, tendo que coordená-las e organizá-las você mesmo.</text:p>
      <text:p text:style-name="Text_20_body">Um arquivo .mdb é um Banco de Dados do Microsoft Access. Esse banco de dados contém diversos elementos: Tabelas, Consultas, Formulários, Relatórios, Macros, Páginas de dados e Módulos.</text:p>
      <text:p text:style-name="Text_20_body">Utilizando o Microsoft Access, você pode gerenciar todas as suas informações a partir de um único arquivo de banco de dados. Dentro do arquivo, divida seus dados em compartimentos de armazenamento separados denominados tabelas (ou entidades); visualize, adicione e atualize os dados da tabela utilizando formulários on-line; localize e recupere apenas os dados desejados utilizando consultas; e analise ou imprima dados em um layout específico utilizando relatórios.</text:p>
      <text:p text:style-name="Text_20_body">Para armazenar seus dados, crie uma tabela para cada tipo de informação que você registra. Para reunir os dados de várias tabelas em uma consulta, formulário ou relatório, você define relacionamentos entre as tabelas. Aqui nos temos dois fatos de grande importância:</text:p>
      <text:p text:style-name="Text_20_body"><text:span text:style-name="Strong_20_Emphasis"><text:span text:style-name="T13">. </text:span></text:span>Todos os dados ficam armazenados em Tabelas. Quando uma Consulta exibe os resultados com base em um Critério, na verdade ele está buscando os dados em uma determinada tabela. Quando um formulário exibe um determinado registro, ele também está buscando estes dados em uma determinada tabela. No Microsoft Access, o único local onde os dados ficam armazenados é nas tabelas.</text:p>
      <text:p text:style-name="Text_20_body"><text:span text:style-name="Strong_20_Emphasis"><text:span text:style-name="T13">. </text:span></text:span>Mesmo que as informações estejam separadas em diferentes tabelas (Clientes, Pedidos, Detalhes do Pedido, etc) é possível reuni-las em Consultas, Relatórios e Formulários. Por exemplo, posso criar um Relatório de Vendas por Cliente, classificados pelo País de Destino.</text:p>
      <text:p text:style-name="Text_20_body">Na Figura a seguir, vemos os diversos elementos que formam um Banco de Dados do Microsoft Access, bem como o Relacionamento entre os diversos elementos.</text:p>
      <text:p text:style-name="Text_20_body"><text:soft-page-break/><draw:frame draw:style-name="fr1" draw:name="figura16" text:anchor-type="as-char" svg:width="6.879cm" svg:height="6.297cm" draw:z-index="15"><draw:image xlink:href="../../1PostgreSQL_PAP/Projeto/AnaliseProjeto/BancosDados/O%20Modelo%20Relacional%20de%20Dados%20-%20Parte%2005_arquivos/02.gif" xlink:type="simple" xlink:show="embed" xlink:actuate="onLoad"/></draw:frame></text:p>
      <text:p text:style-name="Text_20_body"><text:span text:style-name="Strong_20_Emphasis">Os Diversos Elementos de um Banco de Dados do Microsoft Access.</text:span></text:p>
      <text:p text:style-name="Text_20_body">Nunca é demais salientar que o único local onde ficam armazenados os dados é nas tabelas. Por isso que ao construirmos uma consulta, formulário ou relatório, o Microsoft Access solicita os dados para a tabela na qual a consulta, formulário ou relatório está baseado.</text:p>
      <text:p text:style-name="Text_20_body"><text:span text:style-name="Strong_20_Emphasis">Algumas Observações sobre os Elementos do Microsoft Access:</text:span></text:p>
      <text:p text:style-name="Text_20_body"><text:span text:style-name="Strong_20_Emphasis"><text:span text:style-name="T13">. </text:span></text:span>Observe o Relacionamento que existe entre os Elementos. Uma consulta é baseada em uma tabela, isto é, os dados que a consulta exibe são buscados a partir de uma ou mais tabelas. Se os dados forem alterados na consulta, na verdade estas alterações são refletidas diretamente na tabela. Por isso uma seta de dupla mão entre tabelas e consultas. As mesmas observações são válidas para a relação entre formulários e tabelas.</text:p>
      <text:p text:style-name="Text_20_body"><text:span text:style-name="Strong_20_Emphasis"><text:span text:style-name="T13">. </text:span></text:span>Um relatório também pode ser baseado diretamente em uma consulta, assim como um Formulário também pode ser baseado diretamente em uma Consulta. Quando o Formulário (ou Relatório) é aberto, o Microsoft Access executa a consulta, a qual busca os dados na Tabela, e retorna os dados para o Formulário (Ou Relatório).</text:p>
      <text:p text:style-name="Text_20_body"><text:span text:style-name="Strong_20_Emphasis"><text:span text:style-name="T13">. </text:span></text:span>Observe que as Macros e Módulos foram colocados ao redor, envolvendo os demais elementos. Isto significa que posso ter Macros e Módulos interagindo com qualquer elemento de um banco de dados do Microsoft Access. Por exemplo, posso criar uma macro que Maximize um formulário quando o formulário é aberto. Posso criar um módulo para calcular o Dígito Verificador de um campo CPF, de tal forma que quando um CPF é digitado, o CPF não é aceito se estiver com o Dígito Verificador incorreto.</text:p>
      <text:p text:style-name="Text_20_body"><text:span text:style-name="Strong_20_Emphasis"><text:span text:style-name="T13">. </text:span></text:span>Uma situação bastante comum é o caso em que precisamos de um relatório, porém os dados necessários não estão na forma necessária nas tabelas. Neste caso podemos criar uma consulta que selecione os dados necessários e faça as consolidações necessárias e criamos o Relatório baseado nesta consulta e não diretamente na tabela.</text:p>
      <text:p text:style-name="Text_20_body">Estes seis elementos: Tabelas, Consultas, Formulários, Relatórios, Macros e Módulos podem ser criados e gerenciados a partir da Janela Principal do Banco de Dados do Microsoft Access, conforme indicado a seguir: </text:p>
      <text:p text:style-name="Text_20_body"><text:soft-page-break/><draw:frame draw:style-name="fr1" draw:name="figura17" text:anchor-type="as-char" svg:width="12.065cm" svg:height="6.694cm" draw:z-index="16"><draw:image xlink:href="../../1PostgreSQL_PAP/Projeto/AnaliseProjeto/BancosDados/O%20Modelo%20Relacional%20de%20Dados%20-%20Parte%2005_arquivos/03.jpeg" xlink:type="simple" xlink:show="embed" xlink:actuate="onLoad"/></draw:frame><text:line-break/><text:span text:style-name="T2">Janela "Banco de Dados", dando acesso aos diversos elementos do Microsoft Access.</text:span></text:p>
      <text:p text:style-name="Text_20_body"><text:span text:style-name="Strong_20_Emphasis">Alguns exemplos e situações do dia-a-dia:</text:span></text:p>
      <text:p text:style-name="Text_20_body">Para ilustrar o relacionamento entre os diversos elementos do Microsoft Access, vamos considerar algumas situações usuais do dia-a-dia. Nossas situações serão baseadas no arquivo Northwind.mdb, o qual é instalado juntamente com o Microsoft Access, conforme descrito na Introdução.</text:p>
      <text:p text:style-name="Text_20_body"><text:span text:style-name="Strong_20_Emphasis"><text:span text:style-name="T11">Situação 01</text:span></text:span>: Vamos supor que seja solicitado um Relatório com os totais por Pedido. Como atender esta demanda?</text:p>
      <text:p text:style-name="Text_20_body"><text:span text:style-name="T14">Solução</text:span>: Os dados necessários não estão disponíveis diretamente na tabela Pedidos. Criaremos uma consulta baseada nas tabelas Pedidos e Detalhes do Pedido. Esta consulta fará o cálculo do total por Número de Pedido. Nosso Relatório será baseado nesta consulta. Quando o Relatório for aberto, a consulta será acionada, buscará os valores nas tabelas Pedidos e Detalhes dos Pedidos, realizará os cálculos e fornecerá os valores para o Relatório. Aprenderemos a criar este tipo de consulta no decorrer deste curso.</text:p>
      <text:p text:style-name="Text_20_body"><text:span text:style-name="Strong_20_Emphasis"><text:span text:style-name="T11">Situação 02</text:span></text:span>: Como fazer um relatório que exiba o total de Vendas por país de Destino e por Ano?</text:p>
      <text:p text:style-name="Text_20_body"><text:span text:style-name="T14">Solução</text:span>: Novamente os dados necessários não estão disponíveis diretamente nas tabelas Pedidos e Detalhes do Pedido. Crio uma consulta do tipo Tabela de Referência Cruzada, baseada na Consulta que calcula os totais por Pedido. Nesta consulta adiciono um campo para o Ano do Pedido e outro campo para o País de Destino. Crio o meu relatório baseado nesta consulta. Ao ser aberto o Relatório é acionada a consulta do tipo Tabela de Referência Cruzada, a qual por sua vez aciona a Consulta na qual ela é baseada, a qual busca os dados nas tabelas. O Caminho inverso é percorrido, até que os dados são fornecidos para o Relatório, o qual exibe os mesmos na tela ou imprime na Impressora. Aprenderemos a criar este tipo de consulta no decorrer deste curso.</text:p>
      <text:p text:style-name="Text_20_body"><text:span text:style-name="Strong_20_Emphasis"><text:span text:style-name="T11">Situação Desafio</text:span></text:span>: Os dados sobre o cabeçalho do Pedido ( tabela Pedidos) e os diversos itens de cada Pedido (Tabela Detalhes do Pedido) estão separados. Como reunir estas informações em um formulário de tal maneira que o mesmo se pareça com uma Nota Fiscal?</text:p>
      <text:p text:style-name="Text_20_body"><text:span text:style-name="T14">Solução</text:span>: Desafio!</text:p>
      <text:p text:style-name="Text_20_body"><text:span text:style-name="Strong_20_Emphasis">Conclusão:</text:span></text:p>
      <text:p text:style-name="Text_20_body">Bem amigo leitor, com este artigo, encerramos a série sobre o Modelo Relacional de dados. A recomendação mais enfática que eu posso fazer é a seguinte: "Não pense que fazer modelagem de dados é perda de tempo". Muito pelo contrário: É ganho de tempo e de qualidade em nossos programas. Sem a modelagem, você vai criando o banco na tentativa e erro, quando uma consulta não dá certo o programador faz um "gambiarra", adapta aqui, adapta ali e assim vai. Isso não é programação. Perdoem-me por ser enfático neste ponto. Isso é remendo, é tentativa e erro. Por isso que temos muitos programas com péssimo desempenho, funcionalidades que deixam a desejar, sem <text:soft-page-break/>documentação, impossíveis de serem alterados a não ser por quem os criou.</text:p>
      <text:p text:style-name="Text_20_body">É meu mais sincero desejo que eu possa ter colaborado para, pelo menos, despertar uma reflexão no amigo leitor. Não deixe de acompanhar a série de artigos sobre TCP/IP, a qual passarei a publicar quinzenalmente. Um forte abraço.</text:p>
      <text:p text:style-name="Standard"/>
      <text:p text:style-name="Standard"/>
      <text:p text:style-name="P1">Links dos originais:</text:p>
      <text:p text:style-name="Standard"><text:a xlink:type="simple" xlink:href="http://imasters.uol.com.br/artigo/2419/bancodedados/o_modelo_relacional_de_dados_-_parte_01/">http://imasters.uol.com.br/artigo/2419/bancodedados/o_modelo_relacional_de_dados_-_parte_01/</text:a></text:p>
      <text:p text:style-name="Standard"><text:a xlink:type="simple" xlink:href="http://imasters.uol.com.br/artigo/2455/bancodedados/o_modelo_relacional_de_dados_–_parte_02/">http://imasters.uol.com.br/artigo/2455/bancodedados/o_modelo_relacional_de_dados_%E2%80%93_parte_02/</text:a></text:p>
      <text:p text:style-name="Standard"><text:a xlink:type="simple" xlink:href="http://imasters.uol.com.br/artigo/2477/bancodedados/o_modelo_relacional_de_dados_-_parte_03/">http://imasters.uol.com.br/artigo/2477/bancodedados/o_modelo_relacional_de_dados_-_parte_03/</text:a></text:p>
      <text:p text:style-name="Standard"><text:a xlink:type="simple" xlink:href="http://imasters.uol.com.br/artigo/2521/bancodedados/o_modelo_relacional_de_dados_-_parte_04/">http://imasters.uol.com.br/artigo/2521/bancodedados/o_modelo_relacional_de_dados_-_parte_04/</text:a></text:p>
      <text:p text:style-name="Standard"><text:a xlink:type="simple" xlink:href="http://imasters.uol.com.br/artigo/2530/bancodedados/o_modelo_relacional_de_dados_-_parte_05/">http://imasters.uol.com.br/artigo/2530/bancodedados/o_modelo_relacional_de_dados_-_parte_05/</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t" fo:country="B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ibamar FS</meta:initial-creator>
    <meta:creation-date>2008-06-03T07:43:18</meta:creation-date>
    <dc:creator>Ribamar FS</dc:creator>
    <dc:date>2008-06-03T07:50:48</dc:date>
    <meta:editing-cycles>11</meta:editing-cycles>
    <meta:editing-duration>PT7M31S</meta:editing-duration>
    <meta:user-defined meta:name="Info 1"/>
    <meta:user-defined meta:name="Info 2"/>
    <meta:user-defined meta:name="Info 3"/>
    <meta:user-defined meta:name="Info 4"/>
    <meta:document-statistic meta:table-count="2" meta:image-count="17" meta:object-count="0" meta:page-count="20" meta:paragraph-count="249" meta:word-count="7966" meta:character-count="50196"/>
  </office:meta>
</office:document-meta>
</file>